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Noto Sans CJK SC Regular" svg:font-family="Noto Sans CJK SC Regular"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Standard" style:family="paragraph">
      <style:paragraph-properties fo:text-align="center"/>
      <style:text-properties fo:font-weight="bold" style:font-weight-asian="bold" style:font-weight-complex="bold"/>
    </style:style>
    <style:style style:name="P3" style:parent-style-name="Standard" style:family="paragraph">
      <style:paragraph-properties fo:text-align="center"/>
      <style:text-properties fo:font-weight="bold" style:font-weight-asian="bold" style:font-weight-complex="bold"/>
    </style:style>
    <style:style style:name="P4" style:parent-style-name="Standard" style:family="paragraph">
      <style:paragraph-properties fo:text-align="center"/>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T6" style:parent-style-name="DefaultParagraphFont" style:family="text">
      <style:text-properties style:font-name-asian="Noto Sans CJK SC Regular" style:font-name-complex="FreeSans" fo:font-weight="bold" style:font-weight-asian="bold" style:font-weight-complex="bold"/>
    </style:style>
    <style:style style:name="T7" style:parent-style-name="DefaultParagraphFont" style:family="text">
      <style:text-properties style:font-name-asian="Noto Sans CJK SC Regular" style:font-name-complex="FreeSans"/>
    </style:style>
    <style:style style:name="P8" style:parent-style-name="Standard" style:family="paragraph">
      <style:text-properties style:font-name-asian="Noto Sans CJK SC Regular" style:font-name-complex="FreeSans"/>
    </style:style>
    <style:style style:name="T9" style:parent-style-name="DefaultParagraphFont" style:family="text">
      <style:text-properties style:font-name-asian="Noto Sans CJK SC Regular" style:font-name-complex="FreeSans" fo:font-weight="bold" style:font-weight-asian="bold" style:font-weight-complex="bold"/>
    </style:style>
    <style:style style:name="T10" style:parent-style-name="DefaultParagraphFont" style:family="text">
      <style:text-properties style:font-name-asian="Noto Sans CJK SC Regular" style:font-name-complex="FreeSans"/>
    </style:style>
    <style:style style:name="P11" style:parent-style-name="Standard" style:family="paragraph">
      <style:text-properties style:font-name-asian="Noto Sans CJK SC Regular" style:font-name-complex="FreeSans"/>
    </style:style>
    <style:style style:name="T12" style:parent-style-name="DefaultParagraphFont" style:family="text">
      <style:text-properties style:font-name-asian="Noto Sans CJK SC Regular" style:font-name-complex="FreeSans" fo:font-weight="bold" style:font-weight-asian="bold" style:font-weight-complex="bold"/>
    </style:style>
    <style:style style:name="P13" style:parent-style-name="Standard" style:family="paragraph">
      <style:text-properties style:font-name-asian="Noto Sans CJK SC Regular" style:font-name-complex="FreeSans"/>
    </style:style>
    <style:style style:name="P14" style:parent-style-name="Standard" style:family="paragraph">
      <style:text-properties style:font-name-asian="Noto Sans CJK SC Regular" style:font-name-complex="FreeSans" fo:font-weight="bold" style:font-weight-asian="bold" style:font-weight-complex="bold"/>
    </style:style>
    <style:style style:name="P15" style:parent-style-name="Standard" style:family="paragraph">
      <style:text-properties style:font-name-asian="Noto Sans CJK SC Regular" style:font-name-complex="FreeSans"/>
    </style:style>
    <style:style style:name="P16" style:parent-style-name="Standard" style:family="paragraph">
      <style:text-properties style:font-name-asian="Noto Sans CJK SC Regular" style:font-name-complex="FreeSans"/>
    </style:style>
    <style:style style:name="P17" style:parent-style-name="Standard" style:family="paragraph">
      <style:text-properties style:font-name-asian="Noto Sans CJK SC Regular" style:font-name-complex="FreeSans"/>
    </style:style>
    <style:style style:name="P18" style:parent-style-name="Standard" style:family="paragraph">
      <style:text-properties style:font-name-asian="Noto Sans CJK SC Regular" style:font-name-complex="FreeSans"/>
    </style:style>
    <style:style style:name="P19" style:parent-style-name="Standard" style:family="paragraph">
      <style:text-properties style:font-name-asian="Noto Sans CJK SC Regular" style:font-name-complex="FreeSans"/>
    </style:style>
    <style:style style:name="P20" style:parent-style-name="Standard" style:family="paragraph">
      <style:text-properties style:font-name-asian="Noto Sans CJK SC Regular" style:font-name-complex="FreeSans"/>
    </style:style>
    <style:style style:name="T21" style:parent-style-name="SourceText" style:family="text">
      <style:text-properties style:font-name="Liberation Serif"/>
    </style:style>
    <style:style style:name="P22" style:parent-style-name="Standard" style:family="paragraph">
      <style:text-properties style:font-name-asian="Noto Sans CJK SC Regular" style:font-name-complex="FreeSans" fo:font-weight="bold" style:font-weight-asian="bold" style:font-weight-complex="bold"/>
    </style:style>
    <style:style style:name="P23" style:parent-style-name="Standard" style:family="paragraph">
      <style:text-properties style:font-name-asian="Noto Sans CJK SC Regular" style:font-name-complex="FreeSans" fo:font-weight="bold" style:font-weight-asian="bold" style:font-weight-complex="bold"/>
    </style:style>
    <style:style style:name="P24" style:parent-style-name="Standard" style:family="paragraph">
      <style:text-properties style:font-name-asian="Noto Sans CJK SC Regular" style:font-name-complex="FreeSans" fo:font-weight="bold" style:font-weight-asian="bold" style:font-weight-complex="bold"/>
    </style:style>
    <style:style style:name="P25" style:parent-style-name="Standard" style:family="paragraph">
      <style:text-properties style:font-name-asian="Noto Sans CJK SC Regular" style:font-name-complex="FreeSans"/>
    </style:style>
    <style:style style:name="P26" style:parent-style-name="Standard" style:family="paragraph">
      <style:text-properties style:font-name-asian="Noto Sans CJK SC Regular" style:font-name-complex="FreeSans"/>
    </style:style>
    <style:style style:name="P27" style:parent-style-name="Standard" style:family="paragraph">
      <style:text-properties style:font-name-asian="Noto Sans CJK SC Regular" style:font-name-complex="FreeSans" fo:font-weight="bold" style:font-weight-asian="bold" style:font-weight-complex="bold"/>
    </style:style>
    <style:style style:name="P28" style:parent-style-name="Standard" style:family="paragraph">
      <style:text-properties style:font-name-asian="Noto Sans CJK SC Regular" style:font-name-complex="FreeSans"/>
    </style:style>
    <style:style style:name="P29" style:parent-style-name="Standard" style:family="paragraph">
      <style:text-properties style:font-name-asian="Noto Sans CJK SC Regular" style:font-name-complex="FreeSans"/>
    </style:style>
    <style:style style:name="P30" style:parent-style-name="Textbody" style:family="paragraph">
      <style:paragraph-properties fo:margin-bottom="0in"/>
    </style:style>
    <style:style style:name="P31" style:parent-style-name="Textbody" style:family="paragraph">
      <style:paragraph-properties fo:margin-bottom="0in"/>
    </style:style>
    <style:style style:name="P32" style:parent-style-name="Textbody" style:family="paragraph">
      <style:paragraph-properties fo:margin-bottom="0in"/>
    </style:style>
    <style:style style:name="P33" style:parent-style-name="Textbody" style:family="paragraph">
      <style:paragraph-properties fo:margin-bottom="0in"/>
    </style:style>
    <style:style style:name="P34" style:parent-style-name="Textbody" style:family="paragraph">
      <style:paragraph-properties fo:margin-bottom="0in"/>
    </style:style>
    <style:style style:name="P35" style:parent-style-name="Textbody" style:family="paragraph"/>
    <style:style style:name="P36" style:parent-style-name="Textbody" style:family="paragraph">
      <style:paragraph-properties fo:margin-bottom="0in"/>
    </style:style>
    <style:style style:name="P37" style:parent-style-name="Textbody" style:family="paragraph">
      <style:paragraph-properties fo:margin-bottom="0in"/>
    </style:style>
    <style:style style:name="P38" style:parent-style-name="Textbody" style:family="paragraph">
      <style:paragraph-properties fo:margin-bottom="0in"/>
    </style:style>
    <style:style style:name="P39" style:parent-style-name="Textbody" style:family="paragraph"/>
    <style:style style:name="P40" style:parent-style-name="Heading5" style:family="paragraph">
      <style:text-properties fo:font-weight="normal" style:font-weight-asian="normal" style:font-weight-complex="normal" fo:font-size="12pt" style:font-size-asian="12pt" style:font-size-complex="12pt"/>
    </style:style>
  </office:automatic-styles>
  <office:body>
    <office:text text:use-soft-page-breaks="true">
      <text:p text:style-name="P1"/>
      <text:p text:style-name="P2">PIPELINE FOR BASIC CASE CONTROL ASSOCIATION</text:p>
      <text:p text:style-name="P3">Ymberzal Koul<text:s/></text:p>
      <text:p text:style-name="P4"/>
      <text:p text:style-name="Standard">After making PLINK format files from the given vcf file, we found that the MAP and PED files needed some revisions. The chromosomes are labelled as RefSeq sequence in the original vcf file, leading to blank columns in the chromosome section of PLINK MAP files. We renamed the chromosomes, i.e.<text:s/><text:a xlink:href="https://www.ncbi.nlm.nih.gov/nuccore/NC_059157.1" office:target-frame-name="_top" xlink:show="replace">NC_059157.1</text:a><text:s/>was replaced by 1 and so on (Revision 1).</text:p>
      <text:p text:style-name="Standard"/>
      <text:p text:style-name="Standard">Revision 1 was made to the original vcf file.</text:p>
      <text:p text:style-name="Standard"/>
      <text:p text:style-name="Standard">Command to replace chromosome names:<text:s/><text:a xlink:href="https://www.biostars.org/p/98582/" office:target-frame-name="_top" xlink:show="replace">https://www.biostars.org/p/98582/</text:a></text:p>
      <text:p text:style-name="Standard"/>
      <text:p text:style-name="Standard"/>
      <text:p text:style-name="Standard">awk '{gsub(/NC_059157.1/, "1"); gsub(/NC_059158.1/, "2"); gsub(/NC_059159.1/, "3"); gsub(/NC_059160.1/, "4"); gsub(/NC_059161.1/, "5"); gsub(/NC_059162.1/, "6"); gsub(/NC_059163.1/, "7"); gsub(/NC_059164.1/, "8"); gsub(/NC_059165.1/, "9"); gsub(/NC_059166.1/, "10"); gsub(/NC_059167.1/, "11"); gsub(/NC_059168.1/, "12"); gsub(/NC_059169.1/, "13"); gsub(/NC_059170.1/, "14"); gsub(/NC_059171.1/, "15"); gsub(/NC_059172.1/, "16"); gsub(/NC_059173.1/, "17"); gsub(/NC_059174.1/, "18"); gsub(/NC_059175.1/, "19"); gsub(/NC_059176.1/, "20"); gsub(/NC_059177.1/, "21"); gsub(/NC_059178.1/, "22"); gsub(/NC_059179.1/, "23"); gsub(/NC_059180.1/, "24"); gsub(/NC_059181.1/, "Y"); gsub(/NC_NC_049568.1/, "M"); print;}' originalbuffalo.vcf &gt;revisedvcf.vcf</text:p>
      <text:p text:style-name="Standard"/>
      <text:p text:style-name="Standard">The new file is renamed to revisedvcf.vcf</text:p>
      <text:p text:style-name="Standard"/>
      <text:p text:style-name="Standard">Filter the vcf with the following command:</text:p>
      <text:p text:style-name="Standard"/>
      <text:p text:style-name="Standard"><text:s/>vcftools --vcf revisedvcf.vcf --chr 1 --chr 2 --chr 3 --chr 4 --chr 5 --chr 6 --chr 7 --chr 8 --chr 9 --chr 10 --chr 11 --chr 12 --chr 13 --chr 14 --chr 15 --chr 16 --chr 17 --chr 18 --chr 19 --chr 20 --chr 21 --chr 22 --chr 23 --chr 24 --recode --out revisedfiltered.vcf</text:p>
      <text:p text:style-name="Standard"/>
      <text:p text:style-name="Standard">The new file is renamed to revisedfilteredvcf.vcf</text:p>
      <text:p text:style-name="Standard">Use this file for quality control.</text:p>
      <text:p text:style-name="Standard">For ease of remembrance, you may add the suffix 1,2,3.. to subsequent output files.</text:p>
      <text:p text:style-name="Standard"/>
      <text:p text:style-name="Standard"/>
      <text:p text:style-name="Standard"/>
      <text:p text:style-name="P5">QUALITY CONTROL:</text:p>
      <text:p text:style-name="Standard"/>
      <text:p text:style-name="Standard">Follow the quality control steps.</text:p>
      <text:p text:style-name="Standard"/>
      <text:p text:style-name="Standard"><text:span text:style-name="T6">1. HW equilibrium:</text:span></text:p>
      <text:p text:style-name="Standard"><text:span text:style-name="T7">vcftools --vcf filteredvcf.vcf --hwe --hardy --recode --recode-INFO-all --out hwepass.vcf</text:span></text:p>
      <text:p text:style-name="P8"/>
      <text:p text:style-name="Standard"><text:span text:style-name="T9">2. minor allele frequency:</text:span></text:p>
      <text:p text:style-name="Standard"><text:span text:style-name="T10">bcftools view -q 0.01:minor hwepass.vcf -o mafcheck.vcf</text:span></text:p>
      <text:p text:style-name="P11"/>
      <text:p text:style-name="Standard"><text:span text:style-name="T12">3. LD pruning:</text:span></text:p>
      <text:p text:style-name="P13">bcftools +prune -l 0.5 -w 50 mafcheck.vcf -Ov -o pruned.vcf</text:p>
      <text:p text:style-name="P14"/>
      <text:soft-page-break/>
      <text:p text:style-name="P15">Quality control can also be done using PLINK software on PLINK format files.</text:p>
      <text:p text:style-name="P16"/>
      <text:p text:style-name="P17">Now, separate the vcf file chromosome wise for ease of future tabulation.</text:p>
      <text:p text:style-name="P18"/>
      <text:p text:style-name="P19">https://www.biostars.org/p/201603/</text:p>
      <text:p text:style-name="P20"/>
      <text:p text:style-name="Standard"><text:span text:style-name="T21">vcftools --gzvcf &lt;file.vcf.gz&gt; --chr 1 --chr 2 [ etc. until 23] --recode --out subset_chr1-23</text:span></text:p>
      <text:p text:style-name="P22"/>
      <text:p text:style-name="P23">PLINK</text:p>
      <text:p text:style-name="P24"/>
      <text:p text:style-name="P25">Genotype data is a text file - Pedigree file (.ped) <text:s text:c="4"/>Map file (.map)</text:p>
      <text:p text:style-name="P26">Genotype data is a compressed binary file <text:s text:c="2"/>(.fam)(.bim)(.bed)</text:p>
      <text:p text:style-name="P27"/>
      <text:p text:style-name="P28">Generate ped and map files</text:p>
      <text:p text:style-name="P29"/>
      <text:p text:style-name="Standard">vcftools --vcf pruned.vcf --plink --out plinkformat</text:p>
      <text:p text:style-name="Standard"/>
      <text:p text:style-name="Textbody">The PED files used as input for GATK tools are based on PLINK pedigree files. PED files must contain only the first 6 (mandatory) columns from the PLINK format PED file, and no alleles, like a FAM file in PLINK:</text:p>
      <text:list text:style-name="LFO1" text:continue-numbering="true">
        <text:list-item>
          <text:p text:style-name="P30">Family ID</text:p>
        </text:list-item>
        <text:list-item>
          <text:p text:style-name="P31">Individual ID</text:p>
        </text:list-item>
        <text:list-item>
          <text:p text:style-name="P32">Paternal ID</text:p>
        </text:list-item>
        <text:list-item>
          <text:p text:style-name="P33">Maternal ID</text:p>
        </text:list-item>
        <text:list-item>
          <text:p text:style-name="P34">Sex (1=male; 2=female; other=unknown)</text:p>
        </text:list-item>
        <text:list-item>
          <text:p text:style-name="P35">Phenotype</text:p>
        </text:list-item>
      </text:list>
      <text:p text:style-name="Textbody">The IDs are alphanumeric: the combination of family and individual ID should uniquely identify a person. If an individual's sex is unknown, then any character other than 1 or 2 can be used in the fifth column.</text:p>
      <text:p text:style-name="Textbody">A PED file must have 1 and only 1 phenotype in the sixth column. The phenotype can be either a quantitative trait or an "affected status" column: GATK will automatically detect which type (i.e. based on whether a value other than 0, 1, 2 or the missing genotype code is observed).</text:p>
      <text:p text:style-name="Textbody">Affected status should be coded as follows:</text:p>
      <text:list text:style-name="LFO2" text:continue-numbering="true">
        <text:list-item>
          <text:p text:style-name="P36">-9 missing</text:p>
        </text:list-item>
        <text:list-item>
          <text:p text:style-name="P37">0 missing</text:p>
        </text:list-item>
        <text:list-item>
          <text:p text:style-name="P38">1 unaffected</text:p>
        </text:list-item>
        <text:list-item>
          <text:p text:style-name="P39">2 affected</text:p>
        </text:list-item>
      </text:list>
      <text:p text:style-name="Textbody">If any value outside of -9,0,1,2 is detected, then the samples are assumed to have phenotype values, interpreted as string phenotype values.</text:p>
      <text:p text:style-name="Textbody">In the generated PED file, the sex and phenotype was missing. We used the terminal to replace sex and phenotype (Revision 1).</text:p>
      <text:p text:style-name="Textbody">To replace the sex column in PED file, use the following command.</text:p>
      <text:soft-page-break/>
      <text:p text:style-name="Textbody">Make a text file with one column containing sex of the animal (1 for male and 2 for female). You may name it sexcolumn.txt</text:p>
      <text:p text:style-name="Textbody">awk 'FNR==NR{a[NR]=$1;next}{$5=a[FNR]}1' sexcolumn.txt plinkformat.ped &gt; sexcolumn.ped</text:p>
      <text:p text:style-name="Textbody">Make a text file with one column containing the phenotype of the animal (case control format).</text:p>
      <text:p text:style-name="Textbody">You may save the file as phenotypecolumn.txt</text:p>
      <text:p text:style-name="Textbody">To replace the phenotype column in PED file, use the following command.</text:p>
      <text:p text:style-name="Textbody">awk 'FNR==NR{a[NR]=$1;next}{$6=a[FNR]}1' phenotypecolumn.txt sexcolumn.ped &gt; phenotype.ped</text:p>
      <text:p text:style-name="Textbody">Rename the map file as phenotype.map</text:p>
      <text:p text:style-name="Textbody">Run the basic case control association test.</text:p>
      <text:h text:style-name="P40" text:outline-level="5">plink --file phenotype --assoc</text:h>
      <text:p text:style-name="Textbody"/>
      <text:p text:style-name="Standard">Use the P values to plot Manhattan plot using qqman package R.</text:p>
      <text:p text:style-name="Standard">Annotation can be done with SNPEff.</text:p>
      <text:p text:style-name="Standard">Ontology may be done with appropriate tool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Noto Sans CJK SC Regular" svg:font-family="Noto Sans CJK SC Regular"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5" style:display-name="Heading 5" style:family="paragraph" style:parent-style-name="Heading" style:next-style-name="Textbody" style:default-outline-level="5">
      <style:paragraph-properties fo:margin-top="0.0833in" fo:margin-bottom="0.0416in"/>
      <style:text-properties style:font-name="Liberation Serif" style:font-name-asian="Noto Serif CJK SC"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5"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Ymberzal Koul</dc:creator>
    <meta:creation-date>2023-01-10T10:58:00Z</meta:creation-date>
    <dc:date>2023-01-10T17:27:00Z</dc:date>
    <meta:template xlink:href="Normal" xlink:type="simple"/>
    <meta:editing-cycles>12</meta:editing-cycles>
    <meta:editing-duration>PT7440S</meta:editing-duration>
    <meta:document-statistic meta:page-count="3" meta:paragraph-count="9" meta:word-count="709" meta:character-count="4742" meta:row-count="33" meta:non-whitespace-character-count="4042"/>
  </office:meta>
</office:document-meta>
</file>